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5.19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7 8565@1.8 GHz" table:style-name="ta1">
        <table:shapes>
          <draw:frame draw:z-index="0" draw:style-name="gr1" draw:text-style-name="P1" svg:width="453.51pt" svg:height="255.09pt" svg:x="70.98pt" svg:y="579.71pt">
            <draw:object draw:notify-on-update-of-ranges="'i7 8565@1.8 GHz'.C9:'i7 8565@1.8 GHz'.F9 'i7 8565@1.8 GHz'.C41:'i7 8565@1.8 GHz'.F41 'i7 8565@1.8 GHz'.C9:'i7 8565@1.8 GHz'.F9 'i7 8565@1.8 GHz'.J41:'i7 8565@1.8 GHz'.M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0.4pt" svg:y="580.56pt">
            <draw:object draw:notify-on-update-of-ranges="'i7 8565@1.8 GHz'.C9:'i7 8565@1.8 GHz'.F9 'i7 8565@1.8 GHz'.C42:'i7 8565@1.8 GHz'.F42 'i7 8565@1.8 GHz'.C9:'i7 8565@1.8 GHz'.F9 'i7 8565@1.8 GHz'.J42:'i7 8565@1.8 GHz'.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87.55pt" svg:y="862.16pt">
            <draw:object draw:notify-on-update-of-ranges="'i7 8565@1.8 GHz'.C9:'i7 8565@1.8 GHz'.F9 'i7 8565@1.8 GHz'.C43:'i7 8565@1.8 GHz'.F43 'i7 8565@1.8 GHz'.C9:'i7 8565@1.8 GHz'.F9 'i7 8565@1.8 GHz'.J43:'i7 8565@1.8 GHz'.M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row table:style-name="ro1">
          <table:table-cell table:style-name="ce5" office:value-type="string" calcext:value-type="string">
            <text:p>OpenCV Measu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5"/>
          <table:table-cell table:style-name="ce5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5"/>
          <table:table-cell table:style-name="ce5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5"/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4">
          <table:table-cell table:style-name="ce5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5" office:value-type="string" calcext:value-type="string">
            <text:p>GPU: </text:p>
          </table:table-cell>
          <table:table-cell table:style-name="ce8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5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  <table:table-cell/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9.754" calcext:value-type="float">
            <text:p>19.754</text:p>
          </table:table-cell>
          <table:table-cell office:value-type="float" office:value="24.806" calcext:value-type="float">
            <text:p>24.806</text:p>
          </table:table-cell>
          <table:table-cell office:value-type="float" office:value="43.739" calcext:value-type="float">
            <text:p>43.739</text:p>
          </table:table-cell>
          <table:table-cell office:value-type="float" office:value="67.337" calcext:value-type="float">
            <text:p>67.337</text:p>
          </table:table-cell>
          <table:table-cell/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123" calcext:value-type="float">
            <text:p>73.123</text:p>
          </table:table-cell>
          <table:table-cell office:value-type="float" office:value="80.322" calcext:value-type="float">
            <text:p>80.322</text:p>
          </table:table-cell>
          <table:table-cell office:value-type="float" office:value="80.1" calcext:value-type="float">
            <text:p>80.1</text:p>
          </table:table-cell>
          <table:table-cell office:value-type="float" office:value="83.423" calcext:value-type="float">
            <text:p>83.42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877" calcext:value-type="float">
            <text:p>92.877</text:p>
          </table:table-cell>
          <table:table-cell office:value-type="float" office:value="105.128" calcext:value-type="float">
            <text:p>105.128</text:p>
          </table:table-cell>
          <table:table-cell office:value-type="float" office:value="123.839" calcext:value-type="float">
            <text:p>123.839</text:p>
          </table:table-cell>
          <table:table-cell office:value-type="float" office:value="150.76" calcext:value-type="float">
            <text:p>150.7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1:.J12])" office:value-type="float" office:value="161.208" calcext:value-type="float">
            <text:p>161.208</text:p>
          </table:table-cell>
          <table:table-cell table:formula="of:=SUM([.K11:.K12])" office:value-type="float" office:value="243.968" calcext:value-type="float">
            <text:p>243.968</text:p>
          </table:table-cell>
          <table:table-cell table:formula="of:=SUM([.L11:.L12])" office:value-type="float" office:value="549.015" calcext:value-type="float">
            <text:p>549.015</text:p>
          </table:table-cell>
          <table:table-cell table:formula="of:=SUM([.M11:.M12])" office:value-type="float" office:value="831.573" calcext:value-type="float">
            <text:p>831.57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9.102" calcext:value-type="float">
            <text:p>19.102</text:p>
          </table:table-cell>
          <table:table-cell office:value-type="float" office:value="24.085" calcext:value-type="float">
            <text:p>24.085</text:p>
          </table:table-cell>
          <table:table-cell office:value-type="float" office:value="42.144" calcext:value-type="float">
            <text:p>42.144</text:p>
          </table:table-cell>
          <table:table-cell office:value-type="float" office:value="64.215" calcext:value-type="float">
            <text:p>64.215</text:p>
          </table:table-cell>
          <table:table-cell/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764" calcext:value-type="float">
            <text:p>72.764</text:p>
          </table:table-cell>
          <table:table-cell office:value-type="float" office:value="74.943" calcext:value-type="float">
            <text:p>74.943</text:p>
          </table:table-cell>
          <table:table-cell office:value-type="float" office:value="75.49" calcext:value-type="float">
            <text:p>75.49</text:p>
          </table:table-cell>
          <table:table-cell office:value-type="float" office:value="80.875" calcext:value-type="float">
            <text:p>80.875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1.866" calcext:value-type="float">
            <text:p>91.866</text:p>
          </table:table-cell>
          <table:table-cell office:value-type="float" office:value="99.028" calcext:value-type="float">
            <text:p>99.028</text:p>
          </table:table-cell>
          <table:table-cell office:value-type="float" office:value="117.634" calcext:value-type="float">
            <text:p>117.634</text:p>
          </table:table-cell>
          <table:table-cell office:value-type="float" office:value="145.09" calcext:value-type="float">
            <text:p>145.09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4:.J15])" office:value-type="float" office:value="218.514" calcext:value-type="float">
            <text:p>218.514</text:p>
          </table:table-cell>
          <table:table-cell table:formula="of:=SUM([.K14:.K15])" office:value-type="float" office:value="265.915" calcext:value-type="float">
            <text:p>265.915</text:p>
          </table:table-cell>
          <table:table-cell table:formula="of:=SUM([.L14:.L15])" office:value-type="float" office:value="927.984" calcext:value-type="float">
            <text:p>927.984</text:p>
          </table:table-cell>
          <table:table-cell table:formula="of:=SUM([.M14:.M15])" office:value-type="float" office:value="3064.021" calcext:value-type="float">
            <text:p>3064.02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9.272" calcext:value-type="float">
            <text:p>19.272</text:p>
          </table:table-cell>
          <table:table-cell office:value-type="float" office:value="23.068" calcext:value-type="float">
            <text:p>23.068</text:p>
          </table:table-cell>
          <table:table-cell office:value-type="float" office:value="50.386" calcext:value-type="float">
            <text:p>50.386</text:p>
          </table:table-cell>
          <table:table-cell office:value-type="float" office:value="65.505" calcext:value-type="float">
            <text:p>65.505</text:p>
          </table:table-cell>
          <table:table-cell/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852" calcext:value-type="float">
            <text:p>72.852</text:p>
          </table:table-cell>
          <table:table-cell office:value-type="float" office:value="75.667" calcext:value-type="float">
            <text:p>75.667</text:p>
          </table:table-cell>
          <table:table-cell office:value-type="float" office:value="83.658" calcext:value-type="float">
            <text:p>83.658</text:p>
          </table:table-cell>
          <table:table-cell office:value-type="float" office:value="78.277" calcext:value-type="float">
            <text:p>78.27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124" calcext:value-type="float">
            <text:p>92.124</text:p>
          </table:table-cell>
          <table:table-cell office:value-type="float" office:value="98.735" calcext:value-type="float">
            <text:p>98.735</text:p>
          </table:table-cell>
          <table:table-cell office:value-type="float" office:value="134.044" calcext:value-type="float">
            <text:p>134.044</text:p>
          </table:table-cell>
          <table:table-cell office:value-type="float" office:value="143.782" calcext:value-type="float">
            <text:p>143.78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7:.J18])" office:value-type="float" office:value="156.716" calcext:value-type="float">
            <text:p>156.716</text:p>
          </table:table-cell>
          <table:table-cell table:formula="of:=SUM([.K17:.K18])" office:value-type="float" office:value="655.021" calcext:value-type="float">
            <text:p>655.021</text:p>
          </table:table-cell>
          <table:table-cell table:formula="of:=SUM([.L17:.L18])" office:value-type="float" office:value="517.889" calcext:value-type="float">
            <text:p>517.889</text:p>
          </table:table-cell>
          <table:table-cell table:formula="of:=SUM([.M17:.M18])" office:value-type="float" office:value="905.929" calcext:value-type="float">
            <text:p>905.92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9.03" calcext:value-type="float">
            <text:p>19.03</text:p>
          </table:table-cell>
          <table:table-cell office:value-type="float" office:value="23.543" calcext:value-type="float">
            <text:p>23.543</text:p>
          </table:table-cell>
          <table:table-cell office:value-type="float" office:value="41.508" calcext:value-type="float">
            <text:p>41.508</text:p>
          </table:table-cell>
          <table:table-cell office:value-type="float" office:value="65.619" calcext:value-type="float">
            <text:p>65.619</text:p>
          </table:table-cell>
          <table:table-cell/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695" calcext:value-type="float">
            <text:p>72.695</text:p>
          </table:table-cell>
          <table:table-cell office:value-type="float" office:value="73.996" calcext:value-type="float">
            <text:p>73.996</text:p>
          </table:table-cell>
          <table:table-cell office:value-type="float" office:value="75.589" calcext:value-type="float">
            <text:p>75.589</text:p>
          </table:table-cell>
          <table:table-cell office:value-type="float" office:value="89.834" calcext:value-type="float">
            <text:p>89.834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1.725" calcext:value-type="float">
            <text:p>91.725</text:p>
          </table:table-cell>
          <table:table-cell office:value-type="float" office:value="97.539" calcext:value-type="float">
            <text:p>97.539</text:p>
          </table:table-cell>
          <table:table-cell office:value-type="float" office:value="117.097" calcext:value-type="float">
            <text:p>117.097</text:p>
          </table:table-cell>
          <table:table-cell office:value-type="float" office:value="155.453" calcext:value-type="float">
            <text:p>155.45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0:.J21])" office:value-type="float" office:value="214.81" calcext:value-type="float">
            <text:p>214.81</text:p>
          </table:table-cell>
          <table:table-cell table:formula="of:=SUM([.K20:.K21])" office:value-type="float" office:value="267.523" calcext:value-type="float">
            <text:p>267.523</text:p>
          </table:table-cell>
          <table:table-cell table:formula="of:=SUM([.L20:.L21])" office:value-type="float" office:value="1756.442" calcext:value-type="float">
            <text:p>1756.442</text:p>
          </table:table-cell>
          <table:table-cell table:formula="of:=SUM([.M20:.M21])" office:value-type="float" office:value="2153.224" calcext:value-type="float">
            <text:p>2153.2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8.945" calcext:value-type="float">
            <text:p>18.945</text:p>
          </table:table-cell>
          <table:table-cell office:value-type="float" office:value="23.619" calcext:value-type="float">
            <text:p>23.619</text:p>
          </table:table-cell>
          <table:table-cell office:value-type="float" office:value="62.245" calcext:value-type="float">
            <text:p>62.245</text:p>
          </table:table-cell>
          <table:table-cell office:value-type="float" office:value="68.766" calcext:value-type="float">
            <text:p>68.766</text:p>
          </table:table-cell>
          <table:table-cell/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415" calcext:value-type="float">
            <text:p>73.415</text:p>
          </table:table-cell>
          <table:table-cell office:value-type="float" office:value="73.093" calcext:value-type="float">
            <text:p>73.093</text:p>
          </table:table-cell>
          <table:table-cell office:value-type="float" office:value="108.338" calcext:value-type="float">
            <text:p>108.338</text:p>
          </table:table-cell>
          <table:table-cell office:value-type="float" office:value="93.491" calcext:value-type="float">
            <text:p>93.49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36" calcext:value-type="float">
            <text:p>92.36</text:p>
          </table:table-cell>
          <table:table-cell office:value-type="float" office:value="96.712" calcext:value-type="float">
            <text:p>96.712</text:p>
          </table:table-cell>
          <table:table-cell office:value-type="float" office:value="170.583" calcext:value-type="float">
            <text:p>170.583</text:p>
          </table:table-cell>
          <table:table-cell office:value-type="float" office:value="162.257" calcext:value-type="float">
            <text:p>162.25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3:.J24])" office:value-type="float" office:value="158.328" calcext:value-type="float">
            <text:p>158.328</text:p>
          </table:table-cell>
          <table:table-cell table:formula="of:=SUM([.K23:.K24])" office:value-type="float" office:value="781.232" calcext:value-type="float">
            <text:p>781.232</text:p>
          </table:table-cell>
          <table:table-cell table:formula="of:=SUM([.L23:.L24])" office:value-type="float" office:value="584.73" calcext:value-type="float">
            <text:p>584.73</text:p>
          </table:table-cell>
          <table:table-cell table:formula="of:=SUM([.M23:.M24])" office:value-type="float" office:value="1960.51" calcext:value-type="float">
            <text:p>1960.5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9.386" calcext:value-type="float">
            <text:p>19.386</text:p>
          </table:table-cell>
          <table:table-cell office:value-type="float" office:value="25.246" calcext:value-type="float">
            <text:p>25.246</text:p>
          </table:table-cell>
          <table:table-cell office:value-type="float" office:value="44.614" calcext:value-type="float">
            <text:p>44.614</text:p>
          </table:table-cell>
          <table:table-cell office:value-type="float" office:value="67.698" calcext:value-type="float">
            <text:p>67.698</text:p>
          </table:table-cell>
          <table:table-cell/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6.769" calcext:value-type="float">
            <text:p>76.769</text:p>
          </table:table-cell>
          <table:table-cell office:value-type="float" office:value="89.241" calcext:value-type="float">
            <text:p>89.241</text:p>
          </table:table-cell>
          <table:table-cell office:value-type="float" office:value="87.254" calcext:value-type="float">
            <text:p>87.254</text:p>
          </table:table-cell>
          <table:table-cell office:value-type="float" office:value="90.233" calcext:value-type="float">
            <text:p>90.23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6.155" calcext:value-type="float">
            <text:p>96.155</text:p>
          </table:table-cell>
          <table:table-cell office:value-type="float" office:value="114.487" calcext:value-type="float">
            <text:p>114.487</text:p>
          </table:table-cell>
          <table:table-cell office:value-type="float" office:value="131.868" calcext:value-type="float">
            <text:p>131.868</text:p>
          </table:table-cell>
          <table:table-cell office:value-type="float" office:value="157.931" calcext:value-type="float">
            <text:p>157.93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6:.J27])" office:value-type="float" office:value="162.144" calcext:value-type="float">
            <text:p>162.144</text:p>
          </table:table-cell>
          <table:table-cell table:formula="of:=SUM([.K26:.K27])" office:value-type="float" office:value="279.844" calcext:value-type="float">
            <text:p>279.844</text:p>
          </table:table-cell>
          <table:table-cell table:formula="of:=SUM([.L26:.L27])" office:value-type="float" office:value="1125.912" calcext:value-type="float">
            <text:p>1125.912</text:p>
          </table:table-cell>
          <table:table-cell table:formula="of:=SUM([.M26:.M27])" office:value-type="float" office:value="938.478" calcext:value-type="float">
            <text:p>938.47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9.746" calcext:value-type="float">
            <text:p>19.746</text:p>
          </table:table-cell>
          <table:table-cell office:value-type="float" office:value="24.524" calcext:value-type="float">
            <text:p>24.524</text:p>
          </table:table-cell>
          <table:table-cell office:value-type="float" office:value="43.489" calcext:value-type="float">
            <text:p>43.489</text:p>
          </table:table-cell>
          <table:table-cell office:value-type="float" office:value="67.025" calcext:value-type="float">
            <text:p>67.025</text:p>
          </table:table-cell>
          <table:table-cell/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2.816" calcext:value-type="float">
            <text:p>72.816</text:p>
          </table:table-cell>
          <table:table-cell office:value-type="float" office:value="81.883" calcext:value-type="float">
            <text:p>81.883</text:p>
          </table:table-cell>
          <table:table-cell office:value-type="float" office:value="92.912" calcext:value-type="float">
            <text:p>92.912</text:p>
          </table:table-cell>
          <table:table-cell office:value-type="float" office:value="91.458" calcext:value-type="float">
            <text:p>91.458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2.562" calcext:value-type="float">
            <text:p>92.562</text:p>
          </table:table-cell>
          <table:table-cell office:value-type="float" office:value="106.407" calcext:value-type="float">
            <text:p>106.407</text:p>
          </table:table-cell>
          <table:table-cell office:value-type="float" office:value="136.401" calcext:value-type="float">
            <text:p>136.401</text:p>
          </table:table-cell>
          <table:table-cell office:value-type="float" office:value="158.483" calcext:value-type="float">
            <text:p>158.48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29:.J30])" office:value-type="float" office:value="694.414" calcext:value-type="float">
            <text:p>694.414</text:p>
          </table:table-cell>
          <table:table-cell table:formula="of:=SUM([.K29:.K30])" office:value-type="float" office:value="277.479" calcext:value-type="float">
            <text:p>277.479</text:p>
          </table:table-cell>
          <table:table-cell table:formula="of:=SUM([.L29:.L30])" office:value-type="float" office:value="501.971" calcext:value-type="float">
            <text:p>501.971</text:p>
          </table:table-cell>
          <table:table-cell table:formula="of:=SUM([.M29:.M30])" office:value-type="float" office:value="1114.458" calcext:value-type="float">
            <text:p>1114.45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9.389" calcext:value-type="float">
            <text:p>19.389</text:p>
          </table:table-cell>
          <table:table-cell office:value-type="float" office:value="26.521" calcext:value-type="float">
            <text:p>26.521</text:p>
          </table:table-cell>
          <table:table-cell office:value-type="float" office:value="42.137" calcext:value-type="float">
            <text:p>42.137</text:p>
          </table:table-cell>
          <table:table-cell office:value-type="float" office:value="74.823" calcext:value-type="float">
            <text:p>74.823</text:p>
          </table:table-cell>
          <table:table-cell/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4.556" calcext:value-type="float">
            <text:p>74.556</text:p>
          </table:table-cell>
          <table:table-cell office:value-type="float" office:value="89.242" calcext:value-type="float">
            <text:p>89.242</text:p>
          </table:table-cell>
          <table:table-cell office:value-type="float" office:value="74.664" calcext:value-type="float">
            <text:p>74.664</text:p>
          </table:table-cell>
          <table:table-cell office:value-type="float" office:value="93.171" calcext:value-type="float">
            <text:p>93.17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945" calcext:value-type="float">
            <text:p>93.945</text:p>
          </table:table-cell>
          <table:table-cell office:value-type="float" office:value="115.763" calcext:value-type="float">
            <text:p>115.763</text:p>
          </table:table-cell>
          <table:table-cell office:value-type="float" office:value="116.801" calcext:value-type="float">
            <text:p>116.801</text:p>
          </table:table-cell>
          <table:table-cell office:value-type="float" office:value="167.994" calcext:value-type="float">
            <text:p>167.99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2:.J33])" office:value-type="float" office:value="183.473" calcext:value-type="float">
            <text:p>183.473</text:p>
          </table:table-cell>
          <table:table-cell table:formula="of:=SUM([.K32:.K33])" office:value-type="float" office:value="758.024" calcext:value-type="float">
            <text:p>758.024</text:p>
          </table:table-cell>
          <table:table-cell table:formula="of:=SUM([.L32:.L33])" office:value-type="float" office:value="712.98" calcext:value-type="float">
            <text:p>712.98</text:p>
          </table:table-cell>
          <table:table-cell table:formula="of:=SUM([.M32:.M33])" office:value-type="float" office:value="2880.139" calcext:value-type="float">
            <text:p>2880.13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9.863" calcext:value-type="float">
            <text:p>19.863</text:p>
          </table:table-cell>
          <table:table-cell office:value-type="float" office:value="23.407" calcext:value-type="float">
            <text:p>23.407</text:p>
          </table:table-cell>
          <table:table-cell office:value-type="float" office:value="42.331" calcext:value-type="float">
            <text:p>42.331</text:p>
          </table:table-cell>
          <table:table-cell office:value-type="float" office:value="64.924" calcext:value-type="float">
            <text:p>64.924</text:p>
          </table:table-cell>
          <table:table-cell/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725" calcext:value-type="float">
            <text:p>73.725</text:p>
          </table:table-cell>
          <table:table-cell office:value-type="float" office:value="74.14" calcext:value-type="float">
            <text:p>74.14</text:p>
          </table:table-cell>
          <table:table-cell office:value-type="float" office:value="87.427" calcext:value-type="float">
            <text:p>87.427</text:p>
          </table:table-cell>
          <table:table-cell office:value-type="float" office:value="79.371" calcext:value-type="float">
            <text:p>79.37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588" calcext:value-type="float">
            <text:p>93.588</text:p>
          </table:table-cell>
          <table:table-cell office:value-type="float" office:value="97.547" calcext:value-type="float">
            <text:p>97.547</text:p>
          </table:table-cell>
          <table:table-cell office:value-type="float" office:value="129.758" calcext:value-type="float">
            <text:p>129.758</text:p>
          </table:table-cell>
          <table:table-cell office:value-type="float" office:value="144.295" calcext:value-type="float">
            <text:p>144.29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5:.J36])" office:value-type="float" office:value="165.818" calcext:value-type="float">
            <text:p>165.818</text:p>
          </table:table-cell>
          <table:table-cell table:formula="of:=SUM([.K35:.K36])" office:value-type="float" office:value="274.674" calcext:value-type="float">
            <text:p>274.674</text:p>
          </table:table-cell>
          <table:table-cell table:formula="of:=SUM([.L35:.L36])" office:value-type="float" office:value="830.362" calcext:value-type="float">
            <text:p>830.362</text:p>
          </table:table-cell>
          <table:table-cell table:formula="of:=SUM([.M35:.M36])" office:value-type="float" office:value="941.748" calcext:value-type="float">
            <text:p>941.74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9.861" calcext:value-type="float">
            <text:p>19.861</text:p>
          </table:table-cell>
          <table:table-cell office:value-type="float" office:value="33.777" calcext:value-type="float">
            <text:p>33.777</text:p>
          </table:table-cell>
          <table:table-cell office:value-type="float" office:value="42.881" calcext:value-type="float">
            <text:p>42.881</text:p>
          </table:table-cell>
          <table:table-cell office:value-type="float" office:value="81.888" calcext:value-type="float">
            <text:p>81.888</text:p>
          </table:table-cell>
          <table:table-cell/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3.332" calcext:value-type="float">
            <text:p>73.332</text:p>
          </table:table-cell>
          <table:table-cell office:value-type="float" office:value="98.436" calcext:value-type="float">
            <text:p>98.436</text:p>
          </table:table-cell>
          <table:table-cell office:value-type="float" office:value="87.443" calcext:value-type="float">
            <text:p>87.443</text:p>
          </table:table-cell>
          <table:table-cell office:value-type="float" office:value="96.863" calcext:value-type="float">
            <text:p>96.86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93.193" calcext:value-type="float">
            <text:p>93.193</text:p>
          </table:table-cell>
          <table:table-cell office:value-type="float" office:value="132.213" calcext:value-type="float">
            <text:p>132.213</text:p>
          </table:table-cell>
          <table:table-cell office:value-type="float" office:value="130.324" calcext:value-type="float">
            <text:p>130.324</text:p>
          </table:table-cell>
          <table:table-cell office:value-type="float" office:value="178.751" calcext:value-type="float">
            <text:p>178.7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38:.J39])" office:value-type="float" office:value="183.281" calcext:value-type="float">
            <text:p>183.281</text:p>
          </table:table-cell>
          <table:table-cell table:formula="of:=SUM([.K38:.K39])" office:value-type="float" office:value="1397.439" calcext:value-type="float">
            <text:p>1397.439</text:p>
          </table:table-cell>
          <table:table-cell table:formula="of:=SUM([.L38:.L39])" office:value-type="float" office:value="810.8" calcext:value-type="float">
            <text:p>810.8</text:p>
          </table:table-cell>
          <table:table-cell table:formula="of:=SUM([.M38:.M39])" office:value-type="float" office:value="3651.241" calcext:value-type="float">
            <text:p>3651.24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/10" office:value-type="float" office:value="19.4348" calcext:value-type="float">
            <text:p>19.4348</text:p>
          </table:table-cell>
          <table:table-cell table:formula="of:=SUM([.D11];[.D14];[.D17];[.D20];[.D23];[.D26];[.D29];[.D32];[.D35];[.D38])/10" office:value-type="float" office:value="25.2596" calcext:value-type="float">
            <text:p>25.2596</text:p>
          </table:table-cell>
          <table:table-cell table:formula="of:=SUM([.E11];[.E14];[.E17];[.E20];[.E23];[.E26];[.E29];[.E32];[.E35];[.E38])/10" office:value-type="float" office:value="45.5474" calcext:value-type="float">
            <text:p>45.5474</text:p>
          </table:table-cell>
          <table:table-cell table:formula="of:=SUM([.F11];[.F14];[.F17];[.F20];[.F23];[.F26];[.F29];[.F32];[.F35];[.F38])/10" office:value-type="float" office:value="68.78" calcext:value-type="float">
            <text:p>68.78</text:p>
          </table:table-cell>
          <table:table-cell/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11];[.J14];[.J17];[.J20];[.J23];[.J26];[.J29];[.J32];[.J35];[.J38]) / 10" office:value-type="float" office:value="169.3188" calcext:value-type="float">
            <text:p>169.3188</text:p>
          </table:table-cell>
          <table:table-cell table:formula="of:=SUM([.K11];[.K14];[.K17];[.K20];[.K23];[.K26];[.K29];[.K32];[.K35];[.K38]) / 10" office:value-type="float" office:value="384.5017" calcext:value-type="float">
            <text:p>384.5017</text:p>
          </table:table-cell>
          <table:table-cell table:formula="of:=SUM([.L11];[.L14];[.L17];[.L20];[.L23];[.L26];[.L29];[.L32];[.L35];[.L38]) / 10" office:value-type="float" office:value="583.6068" calcext:value-type="float">
            <text:p>583.6068</text:p>
          </table:table-cell>
          <table:table-cell table:formula="of:=SUM([.M11];[.M14];[.M17];[.M20];[.M23];[.M26];[.M29];[.M32];[.M35];[.M38]) / 10" office:value-type="float" office:value="1384.1298" calcext:value-type="float">
            <text:p>1384.129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73.6047" calcext:value-type="float">
            <text:p>73.6047</text:p>
          </table:table-cell>
          <table:table-cell table:formula="of:=SUM([.D12];[.D15];[.D18];[.D21];[.D24];[.D27];[.D30];[.D33];[.D36];[.D39]) / 10" office:value-type="float" office:value="81.0963" calcext:value-type="float">
            <text:p>81.0963</text:p>
          </table:table-cell>
          <table:table-cell table:formula="of:=SUM([.E12];[.E15];[.E18];[.E21];[.E24];[.E27];[.E30];[.E33];[.E36];[.E39]) / 10" office:value-type="float" office:value="85.2875" calcext:value-type="float">
            <text:p>85.2875</text:p>
          </table:table-cell>
          <table:table-cell table:formula="of:=SUM([.F12];[.F15];[.F18];[.F21];[.F24];[.F27];[.F30];[.F33];[.F36];[.F39]) / 10" office:value-type="float" office:value="87.6996" calcext:value-type="float">
            <text:p>87.699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12];[.J15];[.J18];[.J21];[.J24];[.J27];[.J30];[.J33];[.J36];[.J39]) / 10" office:value-type="float" office:value="60.5518" calcext:value-type="float">
            <text:p>60.5518</text:p>
          </table:table-cell>
          <table:table-cell table:formula="of:=SUM([.K12];[.K15];[.K18];[.K21];[.K24];[.K27];[.K30];[.K33];[.K36];[.K39]) / 10" office:value-type="float" office:value="135.6102" calcext:value-type="float">
            <text:p>135.6102</text:p>
          </table:table-cell>
          <table:table-cell table:formula="of:=SUM([.L12];[.L15];[.L18];[.L21];[.L24];[.L27];[.L30];[.L33];[.L36];[.L39]) / 10" office:value-type="float" office:value="248.2017" calcext:value-type="float">
            <text:p>248.2017</text:p>
          </table:table-cell>
          <table:table-cell table:formula="of:=SUM([.M12];[.M15];[.M18];[.M21];[.M24];[.M27];[.M30];[.M33];[.M36];[.M39]) / 10" office:value-type="float" office:value="460.0023" calcext:value-type="float">
            <text:p>460.0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93.0395" calcext:value-type="float">
            <text:p>93.0395</text:p>
          </table:table-cell>
          <table:table-cell table:formula="of:=SUM([.D13];[.D16];[.D19];[.D22];[.D25];[.D28];[.D31];[.D34];[.D37];[.D40]) / 10" office:value-type="float" office:value="106.3559" calcext:value-type="float">
            <text:p>106.3559</text:p>
          </table:table-cell>
          <table:table-cell table:formula="of:=SUM([.E13];[.E16];[.E19];[.E22];[.E25];[.E28];[.E31];[.E34];[.E37];[.E40]) / 10" office:value-type="float" office:value="130.8349" calcext:value-type="float">
            <text:p>130.8349</text:p>
          </table:table-cell>
          <table:table-cell table:formula="of:=SUM([.F13];[.F16];[.F19];[.F22];[.F25];[.F28];[.F31];[.F34];[.F37];[.F40]) / 10" office:value-type="float" office:value="156.4796" calcext:value-type="float">
            <text:p>156.47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3];[.J16];[.J19];[.J22];[.J25];[.J28];[.J31];[.J34];[.J37];[.J40]) / 10" office:value-type="float" office:value="229.8706" calcext:value-type="float">
            <text:p>229.8706</text:p>
          </table:table-cell>
          <table:table-cell table:formula="of:=SUM([.K13];[.K16];[.K19];[.K22];[.K25];[.K28];[.K31];[.K34];[.K37];[.K40]) / 10" office:value-type="float" office:value="520.1119" calcext:value-type="float">
            <text:p>520.1119</text:p>
          </table:table-cell>
          <table:table-cell table:formula="of:=SUM([.L13];[.L16];[.L19];[.L22];[.L25];[.L28];[.L31];[.L34];[.L37];[.L40]) / 10" office:value-type="float" office:value="831.8085" calcext:value-type="float">
            <text:p>831.8085</text:p>
          </table:table-cell>
          <table:table-cell table:formula="of:=SUM([.M13];[.M16];[.M19];[.M22];[.M25];[.M28];[.M31];[.M34];[.M37];[.M40]) / 10" office:value-type="float" office:value="1844.1321" calcext:value-type="float">
            <text:p>1844.1321</text:p>
          </table:table-cell>
        </table:table-row>
      </table:table>
      <table:table table:name="Raspberry PI 3 B+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32 GB Sandisk SD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GPU: </text:p>
          </table:table-cell>
          <table:table-cell table:style-name="ce8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08.678" calcext:value-type="float">
            <text:p>108.678</text:p>
          </table:table-cell>
          <table:table-cell office:value-type="float" office:value="140.077" calcext:value-type="float">
            <text:p>140.077</text:p>
          </table:table-cell>
          <table:table-cell office:value-type="float" office:value="326.208" calcext:value-type="float">
            <text:p>326.208</text:p>
          </table:table-cell>
          <table:table-cell office:value-type="float" office:value="408.744" calcext:value-type="float">
            <text:p>408.74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53" calcext:value-type="float">
            <text:p>52.53</text:p>
          </table:table-cell>
          <table:table-cell office:value-type="float" office:value="103.891" calcext:value-type="float">
            <text:p>103.891</text:p>
          </table:table-cell>
          <table:table-cell office:value-type="float" office:value="222.807" calcext:value-type="float">
            <text:p>222.807</text:p>
          </table:table-cell>
          <table:table-cell office:value-type="float" office:value="422.829" calcext:value-type="float">
            <text:p>422.8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8:.C9])" office:value-type="float" office:value="161.208" calcext:value-type="float">
            <text:p>161.208</text:p>
          </table:table-cell>
          <table:table-cell table:formula="of:=SUM([.D8:.D9])" office:value-type="float" office:value="243.968" calcext:value-type="float">
            <text:p>243.968</text:p>
          </table:table-cell>
          <table:table-cell table:formula="of:=SUM([.E8:.E9])" office:value-type="float" office:value="549.015" calcext:value-type="float">
            <text:p>549.015</text:p>
          </table:table-cell>
          <table:table-cell table:formula="of:=SUM([.F8:.F9])" office:value-type="float" office:value="831.573" calcext:value-type="float">
            <text:p>831.57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07.924" calcext:value-type="float">
            <text:p>107.924</text:p>
          </table:table-cell>
          <table:table-cell office:value-type="float" office:value="145.441" calcext:value-type="float">
            <text:p>145.441</text:p>
          </table:table-cell>
          <table:table-cell office:value-type="float" office:value="646.17" calcext:value-type="float">
            <text:p>646.17</text:p>
          </table:table-cell>
          <table:table-cell office:value-type="float" office:value="2653.102" calcext:value-type="float">
            <text:p>2653.10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110.59" calcext:value-type="float">
            <text:p>110.59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281.814" calcext:value-type="float">
            <text:p>281.814</text:p>
          </table:table-cell>
          <table:table-cell office:value-type="float" office:value="410.919" calcext:value-type="float">
            <text:p>410.91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1:.C12])" office:value-type="float" office:value="218.514" calcext:value-type="float">
            <text:p>218.514</text:p>
          </table:table-cell>
          <table:table-cell table:formula="of:=SUM([.D11:.D12])" office:value-type="float" office:value="265.915" calcext:value-type="float">
            <text:p>265.915</text:p>
          </table:table-cell>
          <table:table-cell table:formula="of:=SUM([.E11:.E12])" office:value-type="float" office:value="927.984" calcext:value-type="float">
            <text:p>927.984</text:p>
          </table:table-cell>
          <table:table-cell table:formula="of:=SUM([.F11:.F12])" office:value-type="float" office:value="3064.021" calcext:value-type="float">
            <text:p>3064.02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04.644" calcext:value-type="float">
            <text:p>104.644</text:p>
          </table:table-cell>
          <table:table-cell office:value-type="float" office:value="534.211" calcext:value-type="float">
            <text:p>534.211</text:p>
          </table:table-cell>
          <table:table-cell office:value-type="float" office:value="279.547" calcext:value-type="float">
            <text:p>279.547</text:p>
          </table:table-cell>
          <table:table-cell office:value-type="float" office:value="437.512" calcext:value-type="float">
            <text:p>437.5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072" calcext:value-type="float">
            <text:p>52.072</text:p>
          </table:table-cell>
          <table:table-cell office:value-type="float" office:value="120.81" calcext:value-type="float">
            <text:p>120.81</text:p>
          </table:table-cell>
          <table:table-cell office:value-type="float" office:value="238.342" calcext:value-type="float">
            <text:p>238.342</text:p>
          </table:table-cell>
          <table:table-cell office:value-type="float" office:value="468.417" calcext:value-type="float">
            <text:p>468.41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4:.C15])" office:value-type="float" office:value="156.716" calcext:value-type="float">
            <text:p>156.716</text:p>
          </table:table-cell>
          <table:table-cell table:formula="of:=SUM([.D14:.D15])" office:value-type="float" office:value="655.021" calcext:value-type="float">
            <text:p>655.021</text:p>
          </table:table-cell>
          <table:table-cell table:formula="of:=SUM([.E14:.E15])" office:value-type="float" office:value="517.889" calcext:value-type="float">
            <text:p>517.889</text:p>
          </table:table-cell>
          <table:table-cell table:formula="of:=SUM([.F14:.F15])" office:value-type="float" office:value="905.929" calcext:value-type="float">
            <text:p>905.92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61.64" calcext:value-type="float">
            <text:p>161.64</text:p>
          </table:table-cell>
          <table:table-cell office:value-type="float" office:value="147.749" calcext:value-type="float">
            <text:p>147.749</text:p>
          </table:table-cell>
          <table:table-cell office:value-type="float" office:value="1499.805" calcext:value-type="float">
            <text:p>1499.805</text:p>
          </table:table-cell>
          <table:table-cell office:value-type="float" office:value="1707.01" calcext:value-type="float">
            <text:p>1707.0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3.17" calcext:value-type="float">
            <text:p>53.17</text:p>
          </table:table-cell>
          <table:table-cell office:value-type="float" office:value="119.774" calcext:value-type="float">
            <text:p>119.774</text:p>
          </table:table-cell>
          <table:table-cell office:value-type="float" office:value="256.637" calcext:value-type="float">
            <text:p>256.637</text:p>
          </table:table-cell>
          <table:table-cell office:value-type="float" office:value="446.214" calcext:value-type="float">
            <text:p>446.2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7:.C18])" office:value-type="float" office:value="214.81" calcext:value-type="float">
            <text:p>214.81</text:p>
          </table:table-cell>
          <table:table-cell table:formula="of:=SUM([.D17:.D18])" office:value-type="float" office:value="267.523" calcext:value-type="float">
            <text:p>267.523</text:p>
          </table:table-cell>
          <table:table-cell table:formula="of:=SUM([.E17:.E18])" office:value-type="float" office:value="1756.442" calcext:value-type="float">
            <text:p>1756.442</text:p>
          </table:table-cell>
          <table:table-cell table:formula="of:=SUM([.F17:.F18])" office:value-type="float" office:value="2153.224" calcext:value-type="float">
            <text:p>2153.2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592.462" calcext:value-type="float">
            <text:p>592.462</text:p>
          </table:table-cell>
          <table:table-cell office:value-type="float" office:value="338.187" calcext:value-type="float">
            <text:p>338.187</text:p>
          </table:table-cell>
          <table:table-cell office:value-type="float" office:value="1485.63" calcext:value-type="float">
            <text:p>1485.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665" calcext:value-type="float">
            <text:p>52.665</text:p>
          </table:table-cell>
          <table:table-cell office:value-type="float" office:value="188.77" calcext:value-type="float">
            <text:p>188.77</text:p>
          </table:table-cell>
          <table:table-cell office:value-type="float" office:value="246.543" calcext:value-type="float">
            <text:p>246.543</text:p>
          </table:table-cell>
          <table:table-cell office:value-type="float" office:value="474.88" calcext:value-type="float">
            <text:p>474.8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0:.C21])" office:value-type="float" office:value="158.328" calcext:value-type="float">
            <text:p>158.328</text:p>
          </table:table-cell>
          <table:table-cell table:formula="of:=SUM([.D20:.D21])" office:value-type="float" office:value="781.232" calcext:value-type="float">
            <text:p>781.232</text:p>
          </table:table-cell>
          <table:table-cell table:formula="of:=SUM([.E20:.E21])" office:value-type="float" office:value="584.73" calcext:value-type="float">
            <text:p>584.73</text:p>
          </table:table-cell>
          <table:table-cell table:formula="of:=SUM([.F20:.F21])" office:value-type="float" office:value="1960.51" calcext:value-type="float">
            <text:p>1960.5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10.154" calcext:value-type="float">
            <text:p>110.154</text:p>
          </table:table-cell>
          <table:table-cell office:value-type="float" office:value="158.7" calcext:value-type="float">
            <text:p>158.7</text:p>
          </table:table-cell>
          <table:table-cell office:value-type="float" office:value="885.94" calcext:value-type="float">
            <text:p>885.94</text:p>
          </table:table-cell>
          <table:table-cell office:value-type="float" office:value="463.495" calcext:value-type="float">
            <text:p>463.4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.99" calcext:value-type="float">
            <text:p>51.99</text:p>
          </table:table-cell>
          <table:table-cell office:value-type="float" office:value="121.144" calcext:value-type="float">
            <text:p>121.144</text:p>
          </table:table-cell>
          <table:table-cell office:value-type="float" office:value="239.972" calcext:value-type="float">
            <text:p>239.972</text:p>
          </table:table-cell>
          <table:table-cell office:value-type="float" office:value="474.983" calcext:value-type="float">
            <text:p>474.9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4])" office:value-type="float" office:value="162.144" calcext:value-type="float">
            <text:p>162.144</text:p>
          </table:table-cell>
          <table:table-cell table:formula="of:=SUM([.D23:.D24])" office:value-type="float" office:value="279.844" calcext:value-type="float">
            <text:p>279.844</text:p>
          </table:table-cell>
          <table:table-cell table:formula="of:=SUM([.E23:.E24])" office:value-type="float" office:value="1125.912" calcext:value-type="float">
            <text:p>1125.912</text:p>
          </table:table-cell>
          <table:table-cell table:formula="of:=SUM([.F23:.F24])" office:value-type="float" office:value="938.478" calcext:value-type="float">
            <text:p>938.47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641.537" calcext:value-type="float">
            <text:p>641.537</text:p>
          </table:table-cell>
          <table:table-cell office:value-type="float" office:value="157.741" calcext:value-type="float">
            <text:p>157.741</text:p>
          </table:table-cell>
          <table:table-cell office:value-type="float" office:value="279.792" calcext:value-type="float">
            <text:p>279.792</text:p>
          </table:table-cell>
          <table:table-cell office:value-type="float" office:value="638.812" calcext:value-type="float">
            <text:p>638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2.877" calcext:value-type="float">
            <text:p>52.877</text:p>
          </table:table-cell>
          <table:table-cell office:value-type="float" office:value="119.738" calcext:value-type="float">
            <text:p>119.738</text:p>
          </table:table-cell>
          <table:table-cell office:value-type="float" office:value="222.179" calcext:value-type="float">
            <text:p>222.179</text:p>
          </table:table-cell>
          <table:table-cell office:value-type="float" office:value="475.646" calcext:value-type="float">
            <text:p>475.6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6:.C27])" office:value-type="float" office:value="694.414" calcext:value-type="float">
            <text:p>694.414</text:p>
          </table:table-cell>
          <table:table-cell table:formula="of:=SUM([.D26:.D27])" office:value-type="float" office:value="277.479" calcext:value-type="float">
            <text:p>277.479</text:p>
          </table:table-cell>
          <table:table-cell table:formula="of:=SUM([.E26:.E27])" office:value-type="float" office:value="501.971" calcext:value-type="float">
            <text:p>501.971</text:p>
          </table:table-cell>
          <table:table-cell table:formula="of:=SUM([.F26:.F27])" office:value-type="float" office:value="1114.458" calcext:value-type="float">
            <text:p>1114.45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22.299" calcext:value-type="float">
            <text:p>122.299</text:p>
          </table:table-cell>
          <table:table-cell office:value-type="float" office:value="585.775" calcext:value-type="float">
            <text:p>585.775</text:p>
          </table:table-cell>
          <table:table-cell office:value-type="float" office:value="468.49" calcext:value-type="float">
            <text:p>468.49</text:p>
          </table:table-cell>
          <table:table-cell office:value-type="float" office:value="2403.661" calcext:value-type="float">
            <text:p>2403.66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61.174" calcext:value-type="float">
            <text:p>61.174</text:p>
          </table:table-cell>
          <table:table-cell office:value-type="float" office:value="172.249" calcext:value-type="float">
            <text:p>172.249</text:p>
          </table:table-cell>
          <table:table-cell office:value-type="float" office:value="244.49" calcext:value-type="float">
            <text:p>244.49</text:p>
          </table:table-cell>
          <table:table-cell office:value-type="float" office:value="476.478" calcext:value-type="float">
            <text:p>476.4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9:.C30])" office:value-type="float" office:value="183.473" calcext:value-type="float">
            <text:p>183.473</text:p>
          </table:table-cell>
          <table:table-cell table:formula="of:=SUM([.D29:.D30])" office:value-type="float" office:value="758.024" calcext:value-type="float">
            <text:p>758.024</text:p>
          </table:table-cell>
          <table:table-cell table:formula="of:=SUM([.E29:.E30])" office:value-type="float" office:value="712.98" calcext:value-type="float">
            <text:p>712.98</text:p>
          </table:table-cell>
          <table:table-cell table:formula="of:=SUM([.F29:.F30])" office:value-type="float" office:value="2880.139" calcext:value-type="float">
            <text:p>2880.13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08.935" calcext:value-type="float">
            <text:p>108.935</text:p>
          </table:table-cell>
          <table:table-cell office:value-type="float" office:value="154.883" calcext:value-type="float">
            <text:p>154.883</text:p>
          </table:table-cell>
          <table:table-cell office:value-type="float" office:value="592.027" calcext:value-type="float">
            <text:p>592.027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6.883" calcext:value-type="float">
            <text:p>56.883</text:p>
          </table:table-cell>
          <table:table-cell office:value-type="float" office:value="119.791" calcext:value-type="float">
            <text:p>119.791</text:p>
          </table:table-cell>
          <table:table-cell office:value-type="float" office:value="238.335" calcext:value-type="float">
            <text:p>238.335</text:p>
          </table:table-cell>
          <table:table-cell office:value-type="float" office:value="475.008" calcext:value-type="float">
            <text:p>475.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2:.C33])" office:value-type="float" office:value="165.818" calcext:value-type="float">
            <text:p>165.818</text:p>
          </table:table-cell>
          <table:table-cell table:formula="of:=SUM([.D32:.D33])" office:value-type="float" office:value="274.674" calcext:value-type="float">
            <text:p>274.674</text:p>
          </table:table-cell>
          <table:table-cell table:formula="of:=SUM([.E32:.E33])" office:value-type="float" office:value="830.362" calcext:value-type="float">
            <text:p>830.362</text:p>
          </table:table-cell>
          <table:table-cell table:formula="of:=SUM([.F32:.F33])" office:value-type="float" office:value="941.748" calcext:value-type="float">
            <text:p>941.74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21.714" calcext:value-type="float">
            <text:p>121.714</text:p>
          </table:table-cell>
          <table:table-cell office:value-type="float" office:value="1227.978" calcext:value-type="float">
            <text:p>1227.978</text:p>
          </table:table-cell>
          <table:table-cell office:value-type="float" office:value="519.902" calcext:value-type="float">
            <text:p>519.902</text:p>
          </table:table-cell>
          <table:table-cell office:value-type="float" office:value="3176.592" calcext:value-type="float">
            <text:p>3176.59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61.567" calcext:value-type="float">
            <text:p>61.567</text:p>
          </table:table-cell>
          <table:table-cell office:value-type="float" office:value="169.461" calcext:value-type="float">
            <text:p>169.461</text:p>
          </table:table-cell>
          <table:table-cell office:value-type="float" office:value="290.898" calcext:value-type="float">
            <text:p>290.898</text:p>
          </table:table-cell>
          <table:table-cell office:value-type="float" office:value="474.649" calcext:value-type="float">
            <text:p>474.64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35:.C36])" office:value-type="float" office:value="183.281" calcext:value-type="float">
            <text:p>183.281</text:p>
          </table:table-cell>
          <table:table-cell table:formula="of:=SUM([.D35:.D36])" office:value-type="float" office:value="1397.439" calcext:value-type="float">
            <text:p>1397.439</text:p>
          </table:table-cell>
          <table:table-cell table:formula="of:=SUM([.E35:.E36])" office:value-type="float" office:value="810.8" calcext:value-type="float">
            <text:p>810.8</text:p>
          </table:table-cell>
          <table:table-cell table:formula="of:=SUM([.F35:.F36])" office:value-type="float" office:value="3651.241" calcext:value-type="float">
            <text:p>3651.24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169.3188" calcext:value-type="float">
            <text:p>169.3188</text:p>
          </table:table-cell>
          <table:table-cell table:formula="of:=SUM([.D8];[.D11];[.D14];[.D17];[.D20];[.D23];[.D26];[.D29];[.D32];[.D35]) / 10" office:value-type="float" office:value="384.5017" calcext:value-type="float">
            <text:p>384.5017</text:p>
          </table:table-cell>
          <table:table-cell table:formula="of:=SUM([.E8];[.E11];[.E14];[.E17];[.E20];[.E23];[.E26];[.E29];[.E32];[.E35]) / 10" office:value-type="float" office:value="583.6068" calcext:value-type="float">
            <text:p>583.6068</text:p>
          </table:table-cell>
          <table:table-cell table:formula="of:=SUM([.F8];[.F11];[.F14];[.F17];[.F20];[.F23];[.F26];[.F29];[.F32];[.F35]) / 10" office:value-type="float" office:value="1384.1298" calcext:value-type="float">
            <text:p>1384.129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60.5518" calcext:value-type="float">
            <text:p>60.5518</text:p>
          </table:table-cell>
          <table:table-cell table:formula="of:=SUM([.D9];[.D12];[.D15];[.D18];[.D21];[.D24];[.D27];[.D30];[.D33];[.D36]) / 10" office:value-type="float" office:value="135.6102" calcext:value-type="float">
            <text:p>135.6102</text:p>
          </table:table-cell>
          <table:table-cell table:formula="of:=SUM([.E9];[.E12];[.E15];[.E18];[.E21];[.E24];[.E27];[.E30];[.E33];[.E36]) / 10" office:value-type="float" office:value="248.2017" calcext:value-type="float">
            <text:p>248.2017</text:p>
          </table:table-cell>
          <table:table-cell table:formula="of:=SUM([.F9];[.F12];[.F15];[.F18];[.F21];[.F24];[.F27];[.F30];[.F33];[.F36]) / 10" office:value-type="float" office:value="460.0023" calcext:value-type="float">
            <text:p>460.00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229.8706" calcext:value-type="float">
            <text:p>229.8706</text:p>
          </table:table-cell>
          <table:table-cell table:formula="of:=SUM([.D10];[.D13];[.D16];[.D19];[.D22];[.D25];[.D28];[.D31];[.D34];[.D37]) / 10" office:value-type="float" office:value="520.1119" calcext:value-type="float">
            <text:p>520.1119</text:p>
          </table:table-cell>
          <table:table-cell table:formula="of:=SUM([.E10];[.E13];[.E16];[.E19];[.E22];[.E25];[.E28];[.E31];[.E34];[.E37]) / 10" office:value-type="float" office:value="831.8085" calcext:value-type="float">
            <text:p>831.8085</text:p>
          </table:table-cell>
          <table:table-cell table:formula="of:=SUM([.F10];[.F13];[.F16];[.F19];[.F22];[.F25];[.F28];[.F31];[.F34];[.F37]) / 10" office:value-type="float" office:value="1844.1321" calcext:value-type="float">
            <text:p>1844.1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08:04:54.434934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7-18T08:09:59.494840259</dc:date>
    <meta:editing-duration>PT1H55M23S</meta:editing-duration>
    <meta:editing-cycles>23</meta:editing-cycles>
    <meta:generator>LibreOffice/6.0.7.3$Linux_X86_64 LibreOffice_project/00m0$Build-3</meta:generator>
    <meta:document-statistic meta:table-count="2" meta:cell-count="5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12cm" svg:y="0.316cm" chart:style-name="ch2">
          <text:p>I/O</text:p>
        </chart:title>
        <chart:legend chart:legend-position="end" svg:x="12.592cm" svg:y="3.952cm" style:legend-expansion="high" chart:style-name="ch3"/>
        <chart:plot-area chart:style-name="ch4" table:cell-range-address="'i7 8565@1.8 GHz'.C9:'i7 8565@1.8 GHz'.F9 'i7 8565@1.8 GHz'.C41:'i7 8565@1.8 GHz'.F41 'i7 8565@1.8 GHz'.J41:'i7 8565@1.8 GHz'.M41" chart:data-source-has-labels="row" svg:x="1.331cm" svg:y="1.275cm" svg:width="10.941cm" svg:height="6.564cm">
          <chartooo:coordinate-region svg:x="2.508cm" svg:y="1.474cm" svg:width="9.021cm" svg:height="5.718cm"/>
          <chart:axis chart:dimension="x" chart:name="primary-x" chart:style-name="ch5">
            <chart:title svg:x="6.215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1:'i7 8565@1.8 GHz'.F41" loext:label-string="i_o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1:'i7 8565@1.8 GHz'.M41" loext:label-string="i_o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laptop</text:p>
              </table:table-cell>
              <table:table-cell office:value-type="string">
                <text:p>i_o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19.4348">
                <text:p>19.4348</text:p>
                <draw:g>
                  <svg:desc>'i7 8565@1.8 GHz'.C41:'i7 8565@1.8 GHz'.F41</svg:desc>
                </draw:g>
              </table:table-cell>
              <table:table-cell office:value-type="float" office:value="169.3188">
                <text:p>169.3188</text:p>
                <draw:g>
                  <svg:desc>'i7 8565@1.8 GHz'.J41:'i7 8565@1.8 GHz'.M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5.2596">
                <text:p>25.2596</text:p>
              </table:table-cell>
              <table:table-cell office:value-type="float" office:value="384.5017">
                <text:p>384.5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45.5474">
                <text:p>45.5474</text:p>
              </table:table-cell>
              <table:table-cell office:value-type="float" office:value="583.6068">
                <text:p>583.6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68.78">
                <text:p>68.78</text:p>
              </table:table-cell>
              <table:table-cell office:value-type="float" office:value="1384.1298">
                <text:p>1384.1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Computation</text:p>
        </chart:title>
        <chart:legend chart:legend-position="end" svg:x="11.163cm" svg:y="3.952cm" style:legend-expansion="high" chart:style-name="ch3"/>
        <chart:plot-area chart:style-name="ch4" table:cell-range-address="'i7 8565@1.8 GHz'.C9:'i7 8565@1.8 GHz'.F9 'i7 8565@1.8 GHz'.C42:'i7 8565@1.8 GHz'.F42 'i7 8565@1.8 GHz'.J42:'i7 8565@1.8 GHz'.M42" chart:data-source-has-labels="row" svg:x="1.331cm" svg:y="1.275cm" svg:width="9.512cm" svg:height="6.564cm">
          <chartooo:coordinate-region svg:x="2.324cm" svg:y="1.475cm" svg:width="7.777cm" svg:height="5.717cm"/>
          <chart:axis chart:dimension="x" chart:name="primary-x" chart:style-name="ch5">
            <chart:title svg:x="5.501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2:'i7 8565@1.8 GHz'.F42" loext:label-string="computation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2:'i7 8565@1.8 GHz'.M42" loext:label-string="computation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73.6047">
                <text:p>73.6047</text:p>
                <draw:g>
                  <svg:desc>'i7 8565@1.8 GHz'.C42:'i7 8565@1.8 GHz'.F42</svg:desc>
                </draw:g>
              </table:table-cell>
              <table:table-cell office:value-type="float" office:value="60.5518">
                <text:p>60.5518</text:p>
                <draw:g>
                  <svg:desc>'i7 8565@1.8 GHz'.J42:'i7 8565@1.8 GHz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81.0963">
                <text:p>81.0963</text:p>
              </table:table-cell>
              <table:table-cell office:value-type="float" office:value="135.6102">
                <text:p>135.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85.2875">
                <text:p>85.2875</text:p>
              </table:table-cell>
              <table:table-cell office:value-type="float" office:value="248.2017">
                <text:p>248.2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87.6996">
                <text:p>87.6996</text:p>
              </table:table-cell>
              <table:table-cell office:value-type="float" office:value="460.0023">
                <text:p>460.0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Total</text:p>
        </chart:title>
        <chart:legend chart:legend-position="end" svg:x="12.381cm" svg:y="3.952cm" style:legend-expansion="high" chart:style-name="ch3"/>
        <chart:plot-area chart:style-name="ch4" table:cell-range-address="'i7 8565@1.8 GHz'.C9:'i7 8565@1.8 GHz'.F9 'i7 8565@1.8 GHz'.C43:'i7 8565@1.8 GHz'.F43 'i7 8565@1.8 GHz'.J43:'i7 8565@1.8 GHz'.M43" chart:data-source-has-labels="row" svg:x="1.331cm" svg:y="1.275cm" svg:width="10.73cm" svg:height="6.564cm">
          <chartooo:coordinate-region svg:x="2.324cm" svg:y="1.474cm" svg:width="8.81cm" svg:height="5.718cm"/>
          <chart:axis chart:dimension="x" chart:name="primary-x" chart:style-name="ch5">
            <chart:title svg:x="6.11cm" svg:y="8.019cm" chart:style-name="ch6">
              <text:p>#Pixels</text:p>
            </chart:title>
          </chart:axis>
          <chart:axis chart:dimension="y" chart:name="primary-y" chart:style-name="ch5">
            <chart:title svg:x="0.451cm" svg:y="4.826cm" chart:style-name="ch7">
              <text:p>ms</text:p>
            </chart:title>
            <chart:grid chart:style-name="ch8" chart:class="major"/>
          </chart:axis>
          <chart:series chart:style-name="ch9" chart:values-cell-range-address="'i7 8565@1.8 GHz'.C43:'i7 8565@1.8 GHz'.F43" loext:label-string="total_laptop" chart:class="chart:scatter">
            <chart:domain table:cell-range-address="'i7 8565@1.8 GHz'.C9:'i7 8565@1.8 GHz'.F9"/>
            <chart:data-point chart:repeated="4"/>
          </chart:series>
          <chart:series chart:style-name="ch10" chart:values-cell-range-address="'i7 8565@1.8 GHz'.J43:'i7 8565@1.8 GHz'.M43" loext:label-string="total_raspberry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total_laptop</text:p>
              </table:table-cell>
              <table:table-cell office:value-type="string">
                <text:p>total_raspberr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i7 8565@1.8 GHz'.C9:'i7 8565@1.8 GHz'.F9</svg:desc>
                </draw:g>
              </table:table-cell>
              <table:table-cell office:value-type="float" office:value="93.0395">
                <text:p>93.0395</text:p>
                <draw:g>
                  <svg:desc>'i7 8565@1.8 GHz'.C43:'i7 8565@1.8 GHz'.F43</svg:desc>
                </draw:g>
              </table:table-cell>
              <table:table-cell office:value-type="float" office:value="229.8706">
                <text:p>229.8706</text:p>
                <draw:g>
                  <svg:desc>'i7 8565@1.8 GHz'.J43:'i7 8565@1.8 GHz'.M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106.3559">
                <text:p>106.3559</text:p>
              </table:table-cell>
              <table:table-cell office:value-type="float" office:value="520.1119">
                <text:p>520.1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30.8349">
                <text:p>130.8349</text:p>
              </table:table-cell>
              <table:table-cell office:value-type="float" office:value="831.8085">
                <text:p>831.8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156.4796">
                <text:p>156.4796</text:p>
              </table:table-cell>
              <table:table-cell office:value-type="float" office:value="1844.1321">
                <text:p>1844.1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